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46cm" svg:height="1.679cm" svg:x="13.016cm" svg:y="1.195cm">
          <text:p text:style-name="P1"><text:span text:style-name="T1">Inventory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546cm" svg:height="1.679cm" svg:x="6.264cm" svg:y="6.095cm">
          <text:p text:style-name="P1"><text:span text:style-name="T1">Enter Record </text:span></text:p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3.546cm" svg:height="1.679cm" svg:x="10.812cm" svg:y="6.095cm">
          <text:p text:style-name="P1"><text:span text:style-name="T1">Display Table</text:span></text:p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3.546cm" svg:height="1.679cm" svg:x="15.52cm" svg:y="6.095cm">
          <text:p text:style-name="P1"><text:span text:style-name="T1">Edit Table</text:span></text:p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3.546cm" svg:height="1.679cm" svg:x="20.068cm" svg:y="6.095cm">
          <text:p text:style-name="P1"><text:span text:style-name="T1">Delete Table</text:span></text:p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3.546cm" svg:height="1.679cm" svg:x="24.616cm" svg:y="6.095cm">
          <text:p text:style-name="P1"><text:span text:style-name="T1">Log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3.546cm" svg:height="1.679cm" svg:x="1.716cm" svg:y="6.095cm">
          <text:p text:style-name="P1"><text:span text:style-name="T1">Change</text:span></text:p>
          <text:p text:style-name="P1"><text:span text:style-name="T1">Password</text:span></text:p>
          <text:p text:style-name="P1"><text:span text:style-name="T1">(Page 55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3.489cm" svg:y1="6.095cm" svg:x2="14.789cm" svg:y2="2.874cm" draw:start-shape="id1" draw:start-glue-point="0" draw:end-shape="id2" draw:end-glue-point="2" svg:d="M3489 6095l11300-3221" svg:viewBox="0 0 11301 3222">
          <text:p/>
        </draw:connector>
        <draw:connector draw:style-name="gr2" draw:text-style-name="P1" draw:layer="layout" draw:type="line" svg:x1="8.037cm" svg:y1="6.095cm" svg:x2="14.789cm" svg:y2="2.874cm" draw:start-shape="id3" draw:start-glue-point="0" draw:end-shape="id2" draw:end-glue-point="2" svg:d="M8037 6095l6752-3221" svg:viewBox="0 0 6753 3222">
          <text:p/>
        </draw:connector>
        <draw:connector draw:style-name="gr2" draw:text-style-name="P1" draw:layer="layout" draw:type="line" svg:x1="12.585cm" svg:y1="6.095cm" svg:x2="14.789cm" svg:y2="2.874cm" draw:start-shape="id4" draw:start-glue-point="0" draw:end-shape="id2" draw:end-glue-point="2" svg:d="M12585 6095l2204-3221" svg:viewBox="0 0 2205 3222">
          <text:p/>
        </draw:connector>
        <draw:connector draw:style-name="gr2" draw:text-style-name="P1" draw:layer="layout" draw:type="line" svg:x1="17.293cm" svg:y1="6.095cm" svg:x2="14.789cm" svg:y2="2.874cm" draw:start-shape="id5" draw:start-glue-point="0" draw:end-shape="id2" draw:end-glue-point="2" svg:d="M17293 6095l-2504-3221" svg:viewBox="0 0 2505 3222">
          <text:p/>
        </draw:connector>
        <draw:connector draw:style-name="gr2" draw:text-style-name="P1" draw:layer="layout" draw:type="line" svg:x1="21.841cm" svg:y1="6.095cm" svg:x2="14.789cm" svg:y2="2.874cm" draw:start-shape="id6" draw:start-glue-point="0" draw:end-shape="id2" draw:end-glue-point="2" svg:d="M21841 6095l-7052-3221" svg:viewBox="0 0 7053 3222">
          <text:p/>
        </draw:connector>
        <draw:connector draw:style-name="gr2" draw:text-style-name="P1" draw:layer="layout" draw:type="line" svg:x1="26.389cm" svg:y1="6.095cm" svg:x2="14.789cm" svg:y2="2.874cm" draw:start-shape="id7" draw:start-glue-point="0" draw:end-shape="id2" draw:end-glue-point="2" svg:d="M26389 6095l-11600-3221" svg:viewBox="0 0 11601 32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1:06:09.432000000</meta:creation-date>
    <dc:date>2014-11-27T13:09:46.851000000</dc:date>
    <meta:editing-duration>PT4M11S</meta:editing-duration>
    <meta:editing-cycles>4</meta:editing-cycles>
    <meta:generator>LibreOffice/4.2.5.2$Windows_x86 LibreOffice_project/61cb170a04bb1f12e77c884eab9192be736ec5f5</meta:generator>
    <meta:document-statistic meta:object-count="13"/>
  </office:meta>
</office:document-meta>
</file>